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2cm" draw:marker-end-width="0.362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5.59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0.986cm"/>
    </style:style>
    <style:style style:name="gr4" style:family="graphic" style:parent-style-name="standard">
      <style:graphic-properties draw:stroke="none" svg:stroke-color="#000000" draw:fill="none" draw:fill-color="#ffffff" fo:min-height="3.5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7.57cm" fo:min-width="6.6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97cm" fo:min-width="6.6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17cm" fo:min-width="6.64cm"/>
    </style:style>
    <style:style style:name="gr8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02cm" fo:min-width="0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8.334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3cm" fo:min-width="3.534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2.134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1.907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1.934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84cm" fo:min-width="6.934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184cm" fo:min-width="0.534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584cm" fo:min-width="0.534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76cm" fo:min-width="0.599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784cm" fo:min-width="0.534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5cm" fo:min-width="8.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8.45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3.65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3cm" fo:min-width="2.2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7cm" fo:min-width="0.65cm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cm" fo:min-width="5.25cm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cm" fo:min-width="5.25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5.5cm" fo:min-width="7.05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9cm" fo:min-width="2.25cm" fo:padding-top="0.15cm" fo:padding-bottom="0.15cm" fo:padding-left="0.275cm" fo:padding-right="0.275cm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fill="solid" draw:fill-color="#00a933" draw:textarea-horizontal-align="justify" draw:textarea-vertical-align="middle" draw:auto-grow-height="false" fo:min-height="0.034cm" fo:min-width="0cm"/>
    </style:style>
    <style:style style:name="gr36" style:family="graphic" style:parent-style-name="standard">
      <style:graphic-properties draw:fill="solid" draw:fill-color="#2a6099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fill="solid" draw:fill-color="#ff0000" draw:textarea-horizontal-align="justify" draw:textarea-vertical-align="middle" draw:auto-grow-height="false" fo:min-height="0.034cm" fo:min-width="0cm"/>
    </style:style>
    <style:style style:name="gr38" style:family="graphic" style:parent-style-name="standard">
      <style:graphic-properties draw:fill="solid" draw:fill-color="#000000" draw:textarea-horizontal-align="justify" draw:textarea-vertical-align="middle" draw:auto-grow-height="false" fo:min-height="0.034cm" fo:min-width="0cm"/>
    </style:style>
    <style:style style:name="gr39" style:family="graphic" style:parent-style-name="standard">
      <style:graphic-properties draw:stroke="none" svg:stroke-color="#000000" draw:fill="solid" draw:fill-color="#ffffff" fo:min-height="0.712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ffffff" fo:min-height="2.15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fo:min-height="2.845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fo:min-height="5.6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7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3cm" svg:height="0.33cm" svg:x="1.626cm" svg:y="1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8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4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5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9cm" svg:y="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8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3cm" svg:y="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9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4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5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7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7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7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9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1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1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7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7cm" svg:y="1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7cm" svg:y="12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1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2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1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6cm" svg:height="5.846cm" svg:x="-6.446cm" svg:y="2cm">
          <draw:text-box>
            <text:p>Grid is 0.79cm, subdiv 5</text:p>
            <text:p/>
          </draw:text-box>
        </draw:frame>
        <draw:custom-shape draw:style-name="gr3" draw:text-style-name="P1" draw:layer="layout" svg:width="2.1cm" svg:height="2.1cm" svg:x="4.324cm" svg:y="1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78cm" svg:height="3.78cm" svg:x="-5.72cm" svg:y="19.4cm">
          <draw:text-box>
            <text:p>2.1, 2.3</text:p>
          </draw:text-box>
        </draw:frame>
        <draw:custom-shape draw:style-name="gr5" draw:text-style-name="P1" draw:layer="layout" svg:width="7.14cm" svg:height="7.82cm" svg:x="12.304cm" svg:y="15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4cm" svg:height="3.22cm" svg:x="12.304cm" svg:y="24.3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4cm" svg:height="12.42cm" svg:x="3.904cm" svg:y="15.19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3cm" svg:height="2.3cm" svg:x="13.564cm" svg:y="18.419cm">
          <draw:text-box>
            <text:p>Integrator Time Constant</text:p>
          </draw:text-box>
        </draw:frame>
        <draw:frame draw:style-name="gr8" draw:text-style-name="P2" draw:layer="layout" svg:width="2.1cm" svg:height="2.3cm" svg:x="15.1cm" svg:y="24.9cm">
          <draw:text-box>
            <text:p>Free</text:p>
            <text:p>Pots</text:p>
          </draw:text-box>
        </draw:frame>
        <draw:frame draw:style-name="gr8" draw:text-style-name="P2" draw:layer="layout" svg:width="4.2cm" svg:height="2.3cm" svg:x="5.584cm" svg:y="18.419cm">
          <draw:text-box>
            <text:p>Coefficients</text:p>
          </draw:text-box>
        </draw:frame>
        <draw:custom-shape draw:style-name="gr9" draw:text-style-name="P1" draw:layer="layout" svg:width="0.92cm" svg:height="0.92cm" svg:x="1.76cm" svg:y="2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1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734cm" svg:height="0.962cm" svg:x="1.366cm" svg:y="14.8cm">
          <draw:text-box>
            <text:p>LED</text:p>
          </draw:text-box>
        </draw:frame>
        <draw:frame draw:style-name="gr11" draw:text-style-name="P2" draw:layer="layout" svg:width="2.52cm" svg:height="1.445cm" svg:x="1cm" svg:y="18.94cm">
          <draw:text-box>
            <text:p>Power</text:p>
          </draw:text-box>
        </draw:frame>
        <draw:frame draw:style-name="gr12" draw:text-style-name="P2" draw:layer="layout" svg:width="1.38cm" svg:height="0.962cm" svg:x="1.4cm" svg:y="23.8cm">
          <draw:text-box>
            <text:p>IC</text:p>
          </draw:text-box>
        </draw:frame>
        <draw:frame draw:style-name="gr11" draw:text-style-name="P2" draw:layer="layout" svg:width="1.68cm" svg:height="1.445cm" svg:x="1.42cm" svg:y="26.3cm">
          <draw:text-box>
            <text:p>Run</text:p>
          </draw:text-box>
        </draw:frame>
        <draw:custom-shape draw:style-name="gr13" draw:text-style-name="P1" draw:layer="layout" svg:width="9cm" svg:height="1.2cm" svg:x="1.2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9cm" svg:height="1.2cm" svg:x="1.2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9cm" svg:height="1.2cm" svg:x="1.224cm" svg:y="4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9cm" svg:height="1.2cm" svg:x="1.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cm" svg:height="1.199cm" svg:x="10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cm" svg:height="1.199cm" svg:x="10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cm" svg:height="1.199cm" svg:x="10.8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2cm" svg:height="1.199cm" svg:x="10.8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2cm" svg:x="1.2cm" svg:y="9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573cm" svg:height="1.2cm" svg:x="4.427cm" svg:y="9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6cm" svg:height="1.2cm" svg:x="4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.6cm" svg:height="1.2cm" svg:x="4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2cm" svg:x="1.2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8cm" svg:height="1.2cm" svg:x="1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6cm" svg:height="1.2cm" svg:x="7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6cm" svg:height="1.2cm" svg:x="7.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6cm" svg:height="1.2cm" svg:x="7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6cm" svg:height="1.2cm" svg:x="7.4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.8cm" svg:y1="1.8cm" svg:x2="6.6cm" svg:y2="1.8cm">
          <text:p/>
        </draw:line>
        <draw:line draw:style-name="gr19" draw:text-style-name="P1" draw:layer="layout" svg:x1="8cm" svg:y1="1.8cm" svg:x2="9.6cm" svg:y2="1.8cm">
          <text:p/>
        </draw:line>
        <draw:line draw:style-name="gr19" draw:text-style-name="P1" draw:layer="layout" svg:x1="8.2cm" svg:y1="3.4cm" svg:x2="9.8cm" svg:y2="3.4cm">
          <text:p/>
        </draw:line>
        <draw:line draw:style-name="gr19" draw:text-style-name="P1" draw:layer="layout" svg:x1="8.176cm" svg:y1="4.976cm" svg:x2="9.776cm" svg:y2="4.976cm">
          <text:p/>
        </draw:line>
        <draw:line draw:style-name="gr19" draw:text-style-name="P1" draw:layer="layout" svg:x1="8.024cm" svg:y1="6.576cm" svg:x2="9.624cm" svg:y2="6.576cm">
          <text:p/>
        </draw:line>
        <draw:line draw:style-name="gr19" draw:text-style-name="P1" draw:layer="layout" svg:x1="1.8cm" svg:y1="3.4cm" svg:x2="6.6cm" svg:y2="3.4cm">
          <text:p/>
        </draw:line>
        <draw:line draw:style-name="gr19" draw:text-style-name="P1" draw:layer="layout" svg:x1="1.735cm" svg:y1="4.976cm" svg:x2="6.535cm" svg:y2="4.976cm">
          <text:p/>
        </draw:line>
        <draw:line draw:style-name="gr19" draw:text-style-name="P1" draw:layer="layout" svg:x1="1.8cm" svg:y1="6.6cm" svg:x2="6.6cm" svg:y2="6.6cm">
          <text:p/>
        </draw:line>
        <draw:line draw:style-name="gr19" draw:text-style-name="P1" draw:layer="layout" svg:x1="1.8cm" svg:y1="8.2cm" svg:x2="3.4cm" svg:y2="8.2cm">
          <text:p/>
        </draw:line>
        <draw:custom-shape draw:style-name="gr20" draw:text-style-name="P1" draw:layer="layout" svg:width="1.2cm" svg:height="7.6cm" svg:x="15.4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.2cm" svg:height="7.6cm" svg:x="17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12.8cm" svg:y1="1.8cm" svg:x2="14.4cm" svg:y2="1.8cm">
          <text:p/>
        </draw:line>
        <draw:line draw:style-name="gr19" draw:text-style-name="P1" draw:layer="layout" svg:x1="12.8cm" svg:y1="3.4cm" svg:x2="14.4cm" svg:y2="3.4cm">
          <text:p/>
        </draw:line>
        <draw:line draw:style-name="gr19" draw:text-style-name="P1" draw:layer="layout" svg:x1="12.8cm" svg:y1="5cm" svg:x2="14.4cm" svg:y2="5cm">
          <text:p/>
        </draw:line>
        <draw:line draw:style-name="gr19" draw:text-style-name="P1" draw:layer="layout" svg:x1="12.8cm" svg:y1="6.6cm" svg:x2="14.4cm" svg:y2="6.6cm">
          <text:p/>
        </draw:line>
        <draw:custom-shape draw:style-name="gr21" draw:text-style-name="P1" draw:layer="layout" svg:width="1.2cm" svg:height="3cm" svg:x="18.6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2cm" svg:height="3cm" svg:x="18.6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273cm" svg:height="4.2cm" svg:x="15.4cm" svg:y="9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.2cm" svg:height="4.2cm" svg:x="17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8.152cm" svg:y1="8.176cm" svg:x2="11.4cm" svg:y2="8.2cm">
          <text:p/>
        </draw:line>
        <draw:line draw:style-name="gr19" draw:text-style-name="P1" draw:layer="layout" svg:x1="12.8cm" svg:y1="8.2cm" svg:x2="14.4cm" svg:y2="8.2cm">
          <text:p/>
        </draw:line>
        <draw:line draw:style-name="gr19" draw:text-style-name="P1" draw:layer="layout" svg:x1="12.8cm" svg:y1="9.8cm" svg:x2="14.4cm" svg:y2="9.8cm">
          <text:p/>
        </draw:line>
        <draw:line draw:style-name="gr19" draw:text-style-name="P1" draw:layer="layout" svg:x1="12.8cm" svg:y1="11.2cm" svg:x2="14.4cm" svg:y2="11.2cm">
          <text:p/>
        </draw:line>
        <draw:line draw:style-name="gr19" draw:text-style-name="P1" draw:layer="layout" svg:x1="12.8cm" svg:y1="12.8cm" svg:x2="14.4cm" svg:y2="12.8cm">
          <text:p/>
        </draw:line>
        <draw:line draw:style-name="gr19" draw:text-style-name="P1" draw:layer="layout" svg:x1="8.152cm" svg:y1="9.776cm" svg:x2="11.4cm" svg:y2="9.8cm">
          <text:p/>
        </draw:line>
        <draw:line draw:style-name="gr19" draw:text-style-name="P1" draw:layer="layout" svg:x1="8.152cm" svg:y1="11.2cm" svg:x2="11.4cm" svg:y2="11.224cm">
          <text:p/>
        </draw:line>
        <draw:line draw:style-name="gr19" draw:text-style-name="P1" draw:layer="layout" svg:x1="8cm" svg:y1="12.8cm" svg:x2="11.248cm" svg:y2="12.824cm">
          <text:p/>
        </draw:line>
        <draw:line draw:style-name="gr24" draw:text-style-name="P1" draw:layer="layout" svg:x1="16cm" svg:y1="1.8cm" svg:x2="16cm" svg:y2="3.4cm">
          <text:p/>
        </draw:line>
        <draw:line draw:style-name="gr24" draw:text-style-name="P1" draw:layer="layout" svg:x1="17.6cm" svg:y1="1.8cm" svg:x2="17.6cm" svg:y2="3.4cm">
          <text:p/>
        </draw:line>
        <draw:line draw:style-name="gr24" draw:text-style-name="P1" draw:layer="layout" svg:x1="19.2cm" svg:y1="11.2cm" svg:x2="19.2cm" svg:y2="12.8cm">
          <text:p/>
        </draw:line>
        <draw:custom-shape draw:style-name="gr25" draw:text-style-name="P1" draw:layer="layout" svg:width="9cm" svg:height="6cm" svg:x="1.2cm" svg:y="1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9cm" svg:height="6cm" svg:x="1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2cm" svg:height="6cm" svg:x="10.8cm" svg:y="1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8cm" svg:height="7.6cm" svg:x="15.4cm" svg:y="1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6cm" svg:x="18.6cm" svg:y="1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cm" svg:height="6cm" svg:x="18.6cm" svg:y="7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.8cm" svg:height="1.2cm" svg:x="1.2cm" svg:y="7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5.8cm" svg:height="4.2cm" svg:x="1.2cm" svg:y="9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6cm" svg:height="5.8cm" svg:x="7.4cm" svg:y="7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8cm" svg:height="4.2cm" svg:x="15.4cm" svg:y="9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4cm" svg:height="0.4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3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4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6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3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4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6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3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6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3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4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6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5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0.4cm" svg:height="0.4cm" svg:x="17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.577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5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7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1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9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9.467cm" svg:y="9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9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0.4cm" svg:height="0.4cm" svg:x="9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4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4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4.8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0.982cm" svg:y="6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5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5.855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5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7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7.451cm" svg:y="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7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4.2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2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2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4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2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4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2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4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5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5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7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7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9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7.905cm" svg:y="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9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9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9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12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14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12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1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12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14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12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14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4.736cm" svg:y="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6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5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7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0.4cm" svg:height="0.4cm" svg:x="1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8" draw:layer="layout" svg:width="2cm" svg:height="0.962cm" svg:x="5.6cm" svg:y="3.638cm">
          <draw:text-box>
            <text:p>Sum</text:p>
          </draw:text-box>
        </draw:frame>
        <draw:frame draw:style-name="gr39" draw:text-style-name="P8" draw:layer="layout" svg:width="3.2cm" svg:height="0.962cm" svg:x="9.8cm" svg:y="10cm">
          <draw:text-box>
            <text:p>Integrate</text:p>
          </draw:text-box>
        </draw:frame>
        <draw:frame draw:style-name="gr39" draw:text-style-name="P8" draw:layer="layout" svg:width="2.2cm" svg:height="0.962cm" svg:x="12.056cm" svg:y="3.742cm">
          <draw:text-box>
            <text:p>Invert</text:p>
          </draw:text-box>
        </draw:frame>
        <draw:custom-shape draw:style-name="gr38" draw:text-style-name="P7" draw:layer="layout" svg:width="0.4cm" svg:height="0.4cm" svg:x="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3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3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6.317cm" svg:y="11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draw:layer="layout" svg:width="0.4cm" svg:height="0.4cm" svg:x="6.365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8" draw:layer="layout" svg:width="0.8cm" svg:height="2.4cm" svg:x="19.6cm" svg:y="1.4cm">
          <draw:text-box>
            <text:p>exp</text:p>
          </draw:text-box>
        </draw:frame>
        <draw:frame draw:style-name="gr40" draw:text-style-name="P8" draw:layer="layout" svg:width="0.8cm" svg:height="2.4cm" svg:x="19.6cm" svg:y="4.6cm">
          <draw:text-box>
            <text:p>log</text:p>
          </draw:text-box>
        </draw:frame>
        <draw:frame draw:style-name="gr39" draw:text-style-name="P8" draw:layer="layout" svg:width="1.4cm" svg:height="0.962cm" svg:x="19.441cm" svg:y="7.672cm">
          <draw:text-box>
            <text:p>10</text:p>
          </draw:text-box>
        </draw:frame>
        <draw:frame draw:style-name="gr40" draw:text-style-name="P8" draw:layer="layout" svg:width="0.8cm" svg:height="2.4cm" svg:x="19.6cm" svg:y="1.4cm">
          <draw:text-box>
            <text:p>exp</text:p>
          </draw:text-box>
        </draw:frame>
        <draw:frame draw:style-name="gr39" draw:text-style-name="P8" draw:layer="layout" svg:width="1cm" svg:height="0.962cm" svg:x="19.4cm" svg:y="9.238cm">
          <draw:text-box>
            <text:p>1</text:p>
          </draw:text-box>
        </draw:frame>
        <draw:frame draw:style-name="gr39" draw:text-style-name="P8" draw:layer="layout" svg:width="1cm" svg:height="0.962cm" svg:x="4cm" svg:y="7cm">
          <draw:text-box>
            <text:p>1</text:p>
          </draw:text-box>
        </draw:frame>
        <draw:frame draw:style-name="gr39" draw:text-style-name="P8" draw:layer="layout" svg:width="1.4cm" svg:height="0.962cm" svg:x="5.8cm" svg:y="7.038cm">
          <draw:text-box>
            <text:p>10</text:p>
          </draw:text-box>
        </draw:frame>
        <draw:frame draw:style-name="gr39" draw:text-style-name="P8" draw:layer="layout" svg:width="0.8cm" svg:height="0.962cm" svg:x="2.2cm" svg:y="7cm">
          <draw:text-box>
            <text:p>0</text:p>
          </draw:text-box>
        </draw:frame>
        <draw:frame draw:style-name="gr39" draw:text-style-name="P8" draw:layer="layout" svg:width="0.8cm" svg:height="0.962cm" svg:x="19.4cm" svg:y="11.6cm">
          <draw:text-box>
            <text:p>0</text:p>
          </draw:text-box>
        </draw:frame>
        <draw:frame draw:style-name="gr39" draw:text-style-name="P8" draw:layer="layout" svg:width="3.8cm" svg:height="0.962cm" svg:x="2.4cm" svg:y="10.038cm">
          <draw:text-box>
            <text:p>Coefficient</text:p>
          </draw:text-box>
        </draw:frame>
        <draw:frame draw:style-name="gr41" draw:text-style-name="P8" draw:layer="layout" svg:width="0.8cm" svg:height="3.095cm" svg:x="16.4cm" svg:y="9.705cm">
          <draw:text-box>
            <text:p>Pots</text:p>
          </draw:text-box>
        </draw:frame>
        <draw:frame draw:style-name="gr42" draw:text-style-name="P8" draw:layer="layout" svg:width="0.75cm" svg:height="5.939cm" svg:x="16.4cm" svg:y="2cm">
          <draw:text-box>
            <text:p>Multiply</text:p>
          </draw:text-box>
        </draw:frame>
        <draw:custom-shape draw:style-name="gr9" draw:text-style-name="P1" draw:layer="layout" svg:width="0.92cm" svg:height="0.92cm" svg:x="1.8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" draw:layer="layout" svg:width="2.248cm" svg:height="0.989cm" svg:x="1.4cm" svg:y="21.6cm">
          <draw:text-box>
            <text:p>Over</text:p>
          </draw:text-box>
        </draw:frame>
        <draw:custom-shape draw:style-name="gr36" draw:text-style-name="P5" draw:layer="layout" svg:width="0.4cm" svg:height="0.4cm" svg:x="10.984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.018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draw:layer="layout" svg:width="0.4cm" svg:height="0.4cm" svg:x="11cm" svg:y="12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8T11:42:31.525859477</meta:creation-date>
    <dc:date>2020-11-10T14:20:35.332157280</dc:date>
    <meta:editing-duration>PT2H10M19S</meta:editing-duration>
    <meta:editing-cycles>17</meta:editing-cycles>
    <meta:generator>LibreOffice/6.4.6.2$Linux_X86_64 LibreOffice_project/40$Build-2</meta:generator>
    <meta:print-date>2020-11-10T14:16:00.047899201</meta:print-date>
    <meta:document-statistic meta:object-count="462"/>
  </office:meta>
</office:document-meta>
</file>